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264in"/>
    </style:style>
    <style:style style:name="co3" style:family="table-column">
      <style:table-column-properties fo:break-before="auto" style:column-width="1.377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">
      <style:table-cell-properties fo:background-color="#00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00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/>
    </style:style>
    <style:style style:name="ce15" style:family="table-cell" style:parent-style-name="Default" style:data-style-name="N121">
      <style:table-cell-properties fo:background-color="#00ff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">
      <style:table-cell-properties fo:background-color="#00ff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 style:data-style-name="N1">
      <style:table-cell-properties fo:background-color="#ffff00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00ff00" style:text-align-source="fix" style:repeat-content="fals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nput values into the yellow colored cells only</text:p>
          </table:table-cell>
          <table:table-cell table:style-name="ce1" table:number-columns-repeated="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Calculate feedback limits.</text:p>
          </table:table-cell>
          <table:table-cell table:style-name="ce5" table:number-columns-repeated="3"/>
          <table:table-cell table:style-name="ce17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Enter the calculated feedback values into the Limits table below</text:p>
          </table:table-cell>
          <table:table-cell table:style-name="ce5" table:number-columns-repeated="3"/>
          <table:table-cell table:style-name="ce17" table:number-columns-repeated="2"/>
          <table:table-cell table:number-columns-repeated="1018"/>
        </table:table-row>
        <table:table-row table:style-name="ro1">
          <table:table-cell table:style-name="ce3"/>
          <table:table-cell table:style-name="ce6" office:value-type="string">
            <text:p>Minimum</text:p>
          </table:table-cell>
          <table:table-cell table:style-name="ce6" office:value-type="string">
            <text:p>Maximum</text:p>
          </table:table-cell>
          <table:table-cell table:style-name="ce6" office:value-type="string">
            <text:p>Resolution/Turn</text:p>
          </table:table-cell>
          <table:table-cell table:style-name="ce17" table:number-columns-repeated="1020"/>
        </table:table-row>
        <table:table-row table:style-name="ro1">
          <table:table-cell table:style-name="ce4" office:value-type="string">
            <text:p>Potentiometer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840">
            <text:p>3840</text:p>
          </table:table-cell>
          <table:table-cell table:style-name="ce18" table:formula="of:=([.C8]-[.B8])/[.B9]" office:value-type="float" office:value="1280">
            <text:p>1280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Number of turns</text:p>
          </table:table-cell>
          <table:table-cell table:style-name="ce7" office:value-type="float" office:value="3">
            <text:p>3</text:p>
          </table:table-cell>
          <table:table-cell table:style-name="ce3"/>
          <table:table-cell table:style-name="ce17"/>
          <table:table-cell table:number-columns-repeated="1020"/>
        </table:table-row>
        <table:table-row table:style-name="ro1">
          <table:table-cell table:style-name="ce3"/>
          <table:table-cell table:style-name="ce8"/>
          <table:table-cell table:style-name="ce3"/>
          <table:table-cell table:style-name="ce17" table:number-columns-repeated="1021"/>
        </table:table-row>
        <table:table-row table:style-name="ro1">
          <table:table-cell/>
          <table:table-cell table:style-name="ce9" office:value-type="string">
            <text:p>Minimum</text:p>
          </table:table-cell>
          <table:table-cell table:style-name="ce9" office:value-type="string">
            <text:p>Maximum</text:p>
          </table:table-cell>
          <table:table-cell table:style-name="ce9" office:value-type="string">
            <text:p>Resolu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Degrees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60">
            <text:p>360</text:p>
          </table:table-cell>
          <table:table-cell table:style-name="ce12" table:formula="of:=[.C12]-[.B12]" office:value-type="float" office:value="360">
            <text:p>360.00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Feedback</text:p>
          </table:table-cell>
          <table:table-cell table:style-name="ce10" table:formula="of:=[.C17] - ([.D8]*[.D12]/360)/2" office:value-type="float" office:value="1280">
            <text:p>1280</text:p>
          </table:table-cell>
          <table:table-cell table:style-name="ce10" table:formula="of:=[.C17] + ([.D8]*[.D12]/360)/2" office:value-type="float" office:value="2560">
            <text:p>2560</text:p>
          </table:table-cell>
          <table:table-cell table:style-name="ce11" table:formula="of:=[.C13]-[.B13]" office:value-type="float" office:value="1280">
            <text:p>128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Disconnect</text:p>
          </table:table-cell>
          <table:table-cell table:style-name="ce10" table:formula="of:=[.B13]-15" office:value-type="float" office:value="1265">
            <text:p>1265</text:p>
          </table:table-cell>
          <table:table-cell table:style-name="ce10" table:formula="of:=[.C13]+15" office:value-type="float" office:value="2575">
            <text:p>2575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"/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1"/>
          <table:table-cell table:style-name="ce11" office:value-type="string">
            <text:p>Degrees</text:p>
          </table:table-cell>
          <table:table-cell table:style-name="ce11" office:value-type="string">
            <text:p>Feedback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" office:value-type="string">
            <text:p>Center</text:p>
          </table:table-cell>
          <table:table-cell table:style-name="ce12" table:formula="of:=([.C12]-[.B12])/2" office:value-type="float" office:value="180">
            <text:p>180.000</text:p>
          </table:table-cell>
          <table:table-cell table:style-name="ce10" table:formula="of:=([.C8]+[.B8])/2" office:value-type="float" office:value="1920">
            <text:p>1920</text:p>
          </table:table-cell>
          <table:table-cell table:style-name="ce11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Limits</text:p>
          </table:table-cell>
          <table:table-cell table:number-columns-repeated="1023"/>
        </table:table-row>
        <table:table-row table:style-name="ro1">
          <table:table-cell/>
          <table:table-cell table:style-name="ce13" office:value-type="string">
            <text:p>Minimum</text:p>
          </table:table-cell>
          <table:table-cell table:style-name="ce13" office:value-type="string">
            <text:p>Maximum</text:p>
          </table:table-cell>
          <table:table-cell table:style-name="ce13" office:value-type="string">
            <text:p>Resolu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Feedback</text:p>
          </table:table-cell>
          <table:table-cell table:style-name="ce14" office:value-type="float" office:value="1280">
            <text:p>1280</text:p>
          </table:table-cell>
          <table:table-cell table:style-name="ce14" office:value-type="float" office:value="2560">
            <text:p>2560</text:p>
          </table:table-cell>
          <table:table-cell table:style-name="ce19" table:formula="of:=[.C22]-[.B22]" office:value-type="float" office:value="1280">
            <text:p>1280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Degrees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360">
            <text:p>360</text:p>
          </table:table-cell>
          <table:table-cell table:style-name="ce19" table:formula="of:=([.C23]-[.B23]) / ([.C22]-[.B22])" office:value-type="float" office:value="0.28125">
            <text:p>0.2812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Convert feedback to degrees</text:p>
          </table:table-cell>
          <table:table-cell table:style-name="ce5"/>
          <table:table-cell table:style-name="ce17"/>
          <table:table-cell table:number-columns-repeated="1021"/>
        </table:table-row>
        <table:table-row table:style-name="ro1">
          <table:table-cell table:style-name="ce4" office:value-type="string">
            <text:p>Feedback</text:p>
          </table:table-cell>
          <table:table-cell table:style-name="ce14" office:value-type="float" office:value="1917">
            <text:p>1917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grees</text:p>
          </table:table-cell>
          <table:table-cell table:style-name="ce15" table:formula="of:=[.B23]+([.B27]-[.B22])*([.C23]-[.B23])/[.D22]" office:value-type="float" office:value="179.15625">
            <text:p>179.156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Convert degrees to feedback</text:p>
          </table:table-cell>
          <table:table-cell table:style-name="ce5"/>
          <table:table-cell table:style-name="ce17"/>
          <table:table-cell table:number-columns-repeated="1021"/>
        </table:table-row>
        <table:table-row table:style-name="ro1">
          <table:table-cell table:style-name="ce4" office:value-type="string">
            <text:p>Degrees</text:p>
          </table:table-cell>
          <table:table-cell table:style-name="ce14" office:value-type="float" office:value="40">
            <text:p>4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eedback</text:p>
          </table:table-cell>
          <table:table-cell table:style-name="ce16" table:formula="of:=[.B22]+([.B32]-[.B23])*[.D22]/([.C23]-[.B23])" office:value-type="float" office:value="1422.22222222222">
            <text:p>1422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k Tast</meta:initial-creator>
    <meta:creation-date>2012-07-27T12:47:01</meta:creation-date>
    <dc:date>2013-03-11T17:33:34</dc:date>
    <meta:editing-duration>PT4H2M54S</meta:editing-duration>
    <meta:editing-cycles>18</meta:editing-cycles>
    <meta:generator>LibreOffice/3.5$Linux_X86_64 LibreOffice_project/350m1$Build-2</meta:generator>
    <dc:creator>POES-Weather </dc:creator>
    <meta:document-statistic meta:table-count="3" meta:cell-count="53" meta:object-count="0"/>
  </office:meta>
</office:document-meta>
</file>